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7H35M00S">
            <text:p>17:35:00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7H36M00S">
            <text:p>17:36:00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83.533333333333">
            <text:p>184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5.3666666666667">
            <text:p>25.4</text:p>
          </table:table-cell>
          <table:table-cell table:style-name="ce4" office:value-type="float" office:value="2.36666666666667">
            <text:p>2.4</text:p>
          </table:table-cell>
          <table:table-cell table:style-name="ce4" office:value-type="float" office:value="4.96666666666667">
            <text:p>5.0</text:p>
          </table:table-cell>
          <table:table-cell table:style-name="ce4" office:value-type="float" office:value="67.2333333333333">
            <text:p>67.2</text:p>
          </table:table-cell>
          <table:table-cell table:style-name="ce4" office:value-type="float" office:value="27.7333333333333">
            <text:p>27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96">
            <text:p>296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8.9">
            <text:p>38.9</text:p>
          </table:table-cell>
          <table:table-cell table:style-name="ce4" office:value-type="float" office:value="3.4">
            <text:p>3.4</text:p>
          </table:table-cell>
          <table:table-cell table:style-name="ce4" office:value-type="float" office:value="8">
            <text:p>8.0</text:p>
          </table:table-cell>
          <table:table-cell table:style-name="ce4" office:value-type="float" office:value="98.1">
            <text:p>98.1</text:p>
          </table:table-cell>
          <table:table-cell table:style-name="ce4" office:value-type="float" office:value="42.1">
            <text:p>42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1113H35M59.999999S">
            <text:p>17:36:00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5335085413929">
            <text:p>1.5</text:p>
          </table:table-cell>
          <table:table-cell table:style-name="ce4" office:value-type="float" office:value="1.43661971830986">
            <text:p>1.4</text:p>
          </table:table-cell>
          <table:table-cell table:style-name="ce4" office:value-type="float" office:value="1.61073825503356">
            <text:p>1.6</text:p>
          </table:table-cell>
          <table:table-cell table:style-name="ce4" office:value-type="float" office:value="1.45909766980664">
            <text:p>1.5</text:p>
          </table:table-cell>
          <table:table-cell table:style-name="ce4" office:value-type="float" office:value="1.51802884615385">
            <text:p>1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08.536">
            <text:p>2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2-02">
            <text:p>02-Dec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7M34.59S">
            <text:p>00:17:35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2.30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3.0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6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3050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287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453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4840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180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280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560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178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40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3010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5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9282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34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59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5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8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2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0019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75798 0 16391 8525610 15550 0 397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7728 0 3162 2129236 2469 0 296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2114 0 6395 2130311 2569 0 22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7974 0 3168 2137080 1286 0 24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7981 0 3664 2128981 9224 0 53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3117421 56 7 0 0 0 0 2 0 1 0 0 0 114 0 56346 66 0 0 0 0 0 0 0 22 0 0 0 0 0 0 0 0 44948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401363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80594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64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989020 0 711567 84902 288391 56387 0 3 204814 1237 641719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0172 <text:s text:c="4"/>153 <text:s text:c="3"/>0 <text:s text:c="3"/>0 <text:s text:c="3"/>0 <text:s text:c="4"/>0 <text:s text:c="9"/>0 <text:s text:c="8"/>0 <text:s text:c="3"/>10172 <text:s text:c="4"/>15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7031243 <text:s/>357428 <text:s text:c="3"/>0 <text:s text:c="2"/>63 <text:s text:c="3"/>0 <text:s text:c="4"/>0 <text:s text:c="9"/>0 <text:s text:c="8"/>0 232479992 <text:s/>196524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2292 16122 766110 260924 44049 357780 3222520 2416496 0 197028 26807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2190 16091 765058 260564 44049 357780 3222520 2416496 0 196976 268036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4 0 0 0 0 0 44 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12 0 0 0 0 0 212 21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98 697182 21 347 5 56 18928 33786 20 0 1 0 4 2936832 413 4294967295 3723264 3823100 3216440752 3216435724 6915094 0 0 4096 536946211 3223525726 0 0 0 0 0 0 11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13 311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57428 errors:0 dropped:63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96524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7031243 (37.0 MB) <text:s/>TX bytes:232479992 (232.4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53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5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0172 (10.1 KB) <text:s/>TX bytes:10172 (10.1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47 <text:s text:c="5"/>4033 <text:s/>4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8">
            <text:p>1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35.9">
            <text:p>35.9</text:p>
          </table:table-cell>
          <table:table-cell office:value-type="float" office:value="3.4">
            <text:p>3.4</text:p>
          </table:table-cell>
          <table:table-cell office:value-type="float" office:value="6.9">
            <text:p>6.9</text:p>
          </table:table-cell>
          <table:table-cell office:value-type="float" office:value="53.7">
            <text:p>53.7</text:p>
          </table:table-cell>
          <table:table-cell office:value-type="float" office:value="39.3">
            <text:p>39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38.9">
            <text:p>38.9</text:p>
          </table:table-cell>
          <table:table-cell office:value-type="float" office:value="3.2">
            <text:p>3.2</text:p>
          </table:table-cell>
          <table:table-cell office:value-type="float" office:value="8">
            <text:p>8</text:p>
          </table:table-cell>
          <table:table-cell office:value-type="float" office:value="49.9">
            <text:p>49.9</text:p>
          </table:table-cell>
          <table:table-cell office:value-type="float" office:value="42.1">
            <text:p>4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3666666666667">
            <text:p>25.37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36666666666667">
            <text:p>2.37</text:p>
          </table:table-cell>
          <table:table-cell office:value-type="float" office:value="4.96666666666667">
            <text:p>4.97</text:p>
          </table:table-cell>
          <table:table-cell office:value-type="float" office:value="67.2333333333333">
            <text:p>67.23</text:p>
          </table:table-cell>
          <table:table-cell office:value-type="float" office:value="27.7333333333333">
            <text:p>27.73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4.0333333333333">
            <text:p>24.0</text:p>
          </table:table-cell>
          <table:table-cell table:style-name="ce10" office:value-type="float" office:value="1.8">
            <text:p>1.8</text:p>
          </table:table-cell>
          <table:table-cell table:style-name="ce10" office:value-type="float" office:value="1.76666666666667">
            <text:p>1.8</text:p>
          </table:table-cell>
          <table:table-cell table:style-name="ce10" office:value-type="float" office:value="72.3333333333333">
            <text:p>72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5.4333333333333">
            <text:p>25.4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.56666666666667">
            <text:p>2.6</text:p>
          </table:table-cell>
          <table:table-cell table:style-name="ce10" office:value-type="float" office:value="69.8333333333333">
            <text:p>69.8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5.9">
            <text:p>25.9</text:p>
          </table:table-cell>
          <table:table-cell table:style-name="ce10" office:value-type="float" office:value="2">
            <text:p>2.0</text:p>
          </table:table-cell>
          <table:table-cell table:style-name="ce10" office:value-type="float" office:value="3.5">
            <text:p>3.5</text:p>
          </table:table-cell>
          <table:table-cell table:style-name="ce10" office:value-type="float" office:value="68.6333333333333">
            <text:p>68.6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5.4666666666667">
            <text:p>25.5</text:p>
          </table:table-cell>
          <table:table-cell table:style-name="ce10" office:value-type="float" office:value="3.03333333333333">
            <text:p>3.0</text:p>
          </table:table-cell>
          <table:table-cell table:style-name="ce10" office:value-type="float" office:value="12.1">
            <text:p>12.1</text:p>
          </table:table-cell>
          <table:table-cell table:style-name="ce10" office:value-type="float" office:value="59.3666666666667">
            <text:p>59.4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0">
            <text:p>0</text:p>
          </table:table-cell>
          <table:table-cell office:value-type="float" office:value="2229.2">
            <text:p>2229.2</text:p>
          </table:table-cell>
          <table:table-cell office:value-type="float" office:value="254.6">
            <text:p>254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0">
            <text:p>0</text:p>
          </table:table-cell>
          <table:table-cell office:value-type="float" office:value="4722">
            <text:p>4722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2317.06666666667">
            <text:p>2317.1</text:p>
          </table:table-cell>
          <table:table-cell table:style-name="ce11" table:formula="of:=AVERAGE([.D2:.D4])" office:value-type="float" office:value="183.533333333333">
            <text:p>183.5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605.51024667204">
            <text:p>1605.5</text:p>
          </table:table-cell>
          <table:table-cell table:style-name="ce11" table:formula="of:=IF([.D6]=0;0;MAX(SUMPRODUCT([.D2:.D4];[.D2:.D4])/SUM([.D2:.D4])-[.D6];0))" office:value-type="float" office:value="93.323114178472">
            <text:p>93.3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799.423086661296">
            <text:p>799.4</text:p>
          </table:table-cell>
          <table:table-cell table:style-name="ce11" table:formula="of:=ABS(MAX([.D2:.D4])-[.D6]-[.D7])" office:value-type="float" office:value="19.1435524881947">
            <text:p>19.1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table:number-columns-repeated="2" office:value-type="float" office:value="8.8">
            <text:p>8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.6">
            <text:p>17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2">
            <text:p>3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8.26666666666667">
            <text:p>8.3</text:p>
            <draw:frame table:end-cell-address="DISKBSIZE.V32" table:end-x="0.224in" table:end-y="0.002in" draw:z-index="0" draw:name="Chart 1" draw:style-name="gr1" svg:width="14.0339in" svg:height="5.0524in" svg:x="0.0299in" svg:y="0.0039in">
              <draw:object draw:notify-on-update-of-ranges="DISKBSIZE.B1:DISKBSIZE.E1 DISKBSIZE.B6:DISKBSIZE.E6 DISKBSIZE.B7:DISKBSIZE.E7 DISKBSIZE.B8:DISKBSIZE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8.26666666666667">
            <text:p>8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5.17849462365591">
            <text:p>5.2</text:p>
          </table:table-cell>
          <table:table-cell table:style-name="ce11" table:formula="of:=IF([.C6]=0;0;MAX(SUMPRODUCT([.C2:.C4];[.C2:.C4])/SUM([.C2:.C4])-[.C6];0))" office:value-type="float" office:value="5.17849462365591">
            <text:p>5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.55483870967742">
            <text:p>2.6</text:p>
          </table:table-cell>
          <table:table-cell table:style-name="ce11" table:formula="of:=ABS(MAX([.C2:.C4])-[.C6]-[.C7])" office:value-type="float" office:value="2.55483870967742">
            <text:p>2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3.4451612903226">
            <text:p>13.4</text:p>
          </table:table-cell>
          <table:table-cell table:style-name="ce11" table:formula="of:=[.C6]+ [.C7]" office:value-type="float" office:value="13.4451612903226">
            <text:p>13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4in" table:end-y="0.0169in" draw:z-index="1" draw:name="Chart 2" draw:style-name="gr1" svg:width="14.0339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table:number-columns-repeated="2" office:value-type="float" office:value="40.3">
            <text:p>40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0.6">
            <text:p>8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table:number-columns-repeated="2" office:value-type="float" office:value="47.1">
            <text:p>47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4.2">
            <text:p>94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9.1333333333333">
            <text:p>29.1</text:p>
            <draw:frame table:end-cell-address="DISKBUSY.V32" table:end-x="0.224in" table:end-y="0.002in" draw:z-index="0" draw:name="Chart 1" draw:style-name="gr1" svg:width="14.0339in" svg:height="5.0524in" svg:x="0.0299in" svg:y="0.0039in">
              <draw:object draw:notify-on-update-of-ranges="DISKBUSY.B1:DISKBUSY.E1 DISKBUSY.B6:DISKBUSY.E6 DISKBUSY.B7:DISKBUSY.E7 DISKBUSY.B8:DISKBUSY.E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29.1333333333333">
            <text:p>29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4.8311975591152">
            <text:p>14.8</text:p>
          </table:table-cell>
          <table:table-cell table:style-name="ce11" table:formula="of:=IF([.C6]=0;0;MAX(SUMPRODUCT([.C2:.C4];[.C2:.C4])/SUM([.C2:.C4])-[.C6];0))" office:value-type="float" office:value="14.8311975591152">
            <text:p>14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.13546910755149">
            <text:p>3.1</text:p>
          </table:table-cell>
          <table:table-cell table:style-name="ce11" table:formula="of:=ABS(MAX([.C2:.C4])-[.C6]-[.C7])" office:value-type="float" office:value="3.13546910755149">
            <text:p>3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3.9645308924485">
            <text:p>44.0</text:p>
          </table:table-cell>
          <table:table-cell table:style-name="ce11" table:formula="of:=[.C6]+ [.C7]" office:value-type="float" office:value="43.9645308924485">
            <text:p>44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4in" table:end-y="0.0169in" draw:z-index="1" draw:name="Chart 2" draw:style-name="gr1" svg:width="14.0339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224in" table:end-y="0.002in" draw:z-index="0" draw:name="Chart 1" draw:style-name="gr1" svg:width="14.0339in" svg:height="5.0524in" svg:x="0.0299in" svg:y="0.0039in">
              <draw:object draw:notify-on-update-of-ranges="DISKREAD.B1:DISKREAD.E1 DISKREAD.B6:DISKREAD.E6 DISKREAD.B7:DISKREAD.E7 DISKREAD.B8:DISKREAD.E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4in" table:end-y="0.0169in" draw:z-index="1" draw:name="Chart 2" draw:style-name="gr1" svg:width="14.0339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table:number-columns-repeated="2" office:value-type="float" office:value="1114.6">
            <text:p>1114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229.2">
            <text:p>2229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table:number-columns-repeated="2" office:value-type="float" office:value="2361">
            <text:p>236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722">
            <text:p>472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158.53333333333">
            <text:p>1158.5</text:p>
            <draw:frame table:end-cell-address="DISKWRITE.V32" table:end-x="0.224in" table:end-y="0.002in" draw:z-index="0" draw:name="Chart 1" draw:style-name="gr1" svg:width="14.0339in" svg:height="5.0524in" svg:x="0.0299in" svg:y="0.0039in">
              <draw:object draw:notify-on-update-of-ranges="DISKWRITE.B1:DISKWRITE.E1 DISKWRITE.B6:DISKWRITE.E6 DISKWRITE.B7:DISKWRITE.E7 DISKWRITE.B8:DISKWRITE.E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1158.53333333333">
            <text:p>1158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802.755123336019">
            <text:p>802.8</text:p>
          </table:table-cell>
          <table:table-cell table:style-name="ce11" table:formula="of:=IF([.C6]=0;0;MAX(SUMPRODUCT([.C2:.C4];[.C2:.C4])/SUM([.C2:.C4])-[.C6];0))" office:value-type="float" office:value="802.755123336019">
            <text:p>802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99.711543330648">
            <text:p>399.7</text:p>
          </table:table-cell>
          <table:table-cell table:style-name="ce11" table:formula="of:=ABS(MAX([.C2:.C4])-[.C6]-[.C7])" office:value-type="float" office:value="399.711543330648">
            <text:p>399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961.28845666935">
            <text:p>1961.3</text:p>
          </table:table-cell>
          <table:table-cell table:style-name="ce11" table:formula="of:=[.C6]+ [.C7]" office:value-type="float" office:value="1961.28845666935">
            <text:p>1961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4in" table:end-y="0.0169in" draw:z-index="1" draw:name="Chart 2" draw:style-name="gr1" svg:width="14.0339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table:number-columns-repeated="2" office:value-type="float" office:value="127.3">
            <text:p>127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54.6">
            <text:p>25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96">
            <text:p>29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1.7666666666667">
            <text:p>91.8</text:p>
            <draw:frame table:end-cell-address="DISKXFER.V32" table:end-x="0.224in" table:end-y="0.002in" draw:z-index="0" draw:name="Chart 1" draw:style-name="gr1" svg:width="14.0339in" svg:height="5.0524in" svg:x="0.0299in" svg:y="0.0039in">
              <draw:object draw:notify-on-update-of-ranges="DISKXFER.B1:DISKXFER.E1 DISKXFER.B6:DISKXFER.E6 DISKXFER.B7:DISKXFER.E7 DISKXFER.B8:DISKXFER.E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91.7666666666667">
            <text:p>91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6.661557089236">
            <text:p>46.7</text:p>
          </table:table-cell>
          <table:table-cell table:style-name="ce11" table:formula="of:=IF([.C6]=0;0;MAX(SUMPRODUCT([.C2:.C4];[.C2:.C4])/SUM([.C2:.C4])-[.C6];0))" office:value-type="float" office:value="46.661557089236">
            <text:p>46.7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9.57177624409735">
            <text:p>9.6</text:p>
          </table:table-cell>
          <table:table-cell table:style-name="ce11" table:formula="of:=ABS(MAX([.C2:.C4])-[.C6]-[.C7])" office:value-type="float" office:value="9.57177624409735">
            <text:p>9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38.428223755903">
            <text:p>138.4</text:p>
          </table:table-cell>
          <table:table-cell table:style-name="ce11" table:formula="of:=[.C6]+ [.C7]" office:value-type="float" office:value="138.428223755903">
            <text:p>138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4in" table:end-y="0.0169in" draw:z-index="1" draw:name="Chart 2" draw:style-name="gr1" svg:width="14.0339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42.3">
            <text:p>42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42.9">
            <text:p>42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42.4">
            <text:p>42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2.5333333333333">
            <text:p>42.5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161964472309961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365047021943568">
            <text:p>0.4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98.3">
            <text:p>298.3</text:p>
          </table:table-cell>
          <table:table-cell office:value-type="float" office:value="4.3">
            <text:p>4.3</text:p>
          </table:table-cell>
          <table:table-cell office:value-type="float" office:value="294">
            <text:p>29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0.2">
            <text:p>630.2</text:p>
          </table:table-cell>
          <table:table-cell office:value-type="float" office:value="1449.3">
            <text:p>1449.3</text:p>
          </table:table-cell>
          <table:table-cell office:value-type="float" office:value="-1">
            <text:p>-1</text:p>
          </table:table-cell>
          <table:table-cell office:value-type="float" office:value="125.7">
            <text:p>125.7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42.5">
            <text:p>242.5</text:p>
          </table:table-cell>
          <table:table-cell office:value-type="float" office:value="1.6">
            <text:p>1.6</text:p>
          </table:table-cell>
          <table:table-cell office:value-type="float" office:value="240.8">
            <text:p>240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69.3">
            <text:p>669.3</text:p>
          </table:table-cell>
          <table:table-cell office:value-type="float" office:value="1489">
            <text:p>1489</text:p>
          </table:table-cell>
          <table:table-cell office:value-type="float" office:value="-1">
            <text:p>-1</text:p>
          </table:table-cell>
          <table:table-cell office:value-type="float" office:value="129.9">
            <text:p>129.9</text:p>
          </table:table-cell>
          <table:table-cell office:value-type="float" office:value="0">
            <text:p>0</text:p>
          </table:table-cell>
          <table:table-cell office:value-type="float" office:value="229.9">
            <text:p>229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71.6">
            <text:p>271.6</text:p>
          </table:table-cell>
          <table:table-cell office:value-type="float" office:value="3.3">
            <text:p>3.3</text:p>
          </table:table-cell>
          <table:table-cell office:value-type="float" office:value="268.3">
            <text:p>268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4.5">
            <text:p>634.5</text:p>
          </table:table-cell>
          <table:table-cell office:value-type="float" office:value="1471.6">
            <text:p>1471.6</text:p>
          </table:table-cell>
          <table:table-cell office:value-type="float" office:value="-1">
            <text:p>-1</text:p>
          </table:table-cell>
          <table:table-cell office:value-type="float" office:value="133.2">
            <text:p>133.2</text:p>
          </table:table-cell>
          <table:table-cell office:value-type="float" office:value="0">
            <text:p>0</text:p>
          </table:table-cell>
          <table:table-cell office:value-type="float" office:value="216.4">
            <text:p>216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0">
            <text:p>0</text:p>
          </table:table-cell>
          <table:table-cell office:value-type="float" office:value="48.7">
            <text:p>48.7</text:p>
          </table:table-cell>
          <table:table-cell office:value-type="float" office:value="0">
            <text:p>0</text:p>
          </table:table-cell>
          <table:table-cell office:value-type="float" office:value="1146.6">
            <text:p>1146.6</text:p>
          </table:table-cell>
          <table:table-cell office:value-type="float" office:value="0">
            <text:p>0</text:p>
          </table:table-cell>
          <table:table-cell office:value-type="float" office:value="1195.3">
            <text:p>1195.3</text:p>
          </table:table-cell>
          <table:table-cell office:value-type="float" office:value="48.7">
            <text:p>48.7</text:p>
          </table:table-cell>
          <table:table-cell office:value-type="float" office:value="-1146.6">
            <text:p>-1146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0">
            <text:p>0</text:p>
          </table:table-cell>
          <table:table-cell office:value-type="float" office:value="33.1">
            <text:p>33.1</text:p>
          </table:table-cell>
          <table:table-cell office:value-type="float" office:value="0">
            <text:p>0</text:p>
          </table:table-cell>
          <table:table-cell office:value-type="float" office:value="604.7">
            <text:p>604.7</text:p>
          </table:table-cell>
          <table:table-cell office:value-type="float" office:value="0">
            <text:p>0</text:p>
          </table:table-cell>
          <table:table-cell office:value-type="float" office:value="637.8">
            <text:p>637.8</text:p>
          </table:table-cell>
          <table:table-cell office:value-type="float" office:value="33.1">
            <text:p>33.1</text:p>
          </table:table-cell>
          <table:table-cell office:value-type="float" office:value="-604.7">
            <text:p>-604.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27.4666666666667">
            <text:p>27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583.833333333333">
            <text:p>583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4.6165857605178">
            <text:p>14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75.546449709773">
            <text:p>375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6.61674757281553">
            <text:p>6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87.220216956894">
            <text:p>187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0">
            <text:p>0</text:p>
          </table:table-cell>
          <table:table-cell office:value-type="float" office:value="468.4">
            <text:p>468.4</text:p>
          </table:table-cell>
          <table:table-cell office:value-type="float" office:value="0">
            <text:p>0</text:p>
          </table:table-cell>
          <table:table-cell office:value-type="float" office:value="873.4">
            <text:p>873.4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0">
            <text:p>0</text:p>
          </table:table-cell>
          <table:table-cell office:value-type="float" office:value="266.7">
            <text:p>266.7</text:p>
          </table:table-cell>
          <table:table-cell office:value-type="float" office:value="0">
            <text:p>0</text:p>
          </table:table-cell>
          <table:table-cell office:value-type="float" office:value="469.5">
            <text:p>469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248.066666666667">
            <text:p>248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47.933333333333">
            <text:p>447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42.433548329302">
            <text:p>142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283.766785732004">
            <text:p>283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77.8997850040312">
            <text:p>77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41.699880934663">
            <text:p>141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999.3">
            <text:p>1999.3</text:p>
          </table:table-cell>
          <table:table-cell table:number-columns-repeated="3" office:value-type="float" office:value="-1">
            <text:p>-1</text:p>
          </table:table-cell>
          <table:table-cell office:value-type="float" office:value="22.8">
            <text:p>22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011.1">
            <text:p>2011.1</text:p>
          </table:table-cell>
          <table:table-cell table:number-columns-repeated="3" office:value-type="float" office:value="-1">
            <text:p>-1</text:p>
          </table:table-cell>
          <table:table-cell office:value-type="float" office:value="15.2">
            <text:p>15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table:number-columns-repeated="3" office:value-type="float" office:value="-1">
            <text:p>-1</text:p>
          </table:table-cell>
          <table:table-cell office:value-type="float" office:value="63">
            <text:p>63</text:p>
          </table:table-cell>
          <table:table-cell table:number-columns-repeated="13" office:value-type="float" office:value="-1">
            <text:p>-1</text:p>
          </table:table-cell>
          <table:table-cell office:value-type="float" office:value="4802">
            <text:p>4802</text:p>
          </table:table-cell>
          <table:table-cell office:value-type="float" office:value="-1">
            <text:p>-1</text:p>
          </table:table-cell>
          <table:table-cell office:value-type="float" office:value="7218">
            <text:p>7218</text:p>
          </table:table-cell>
          <table:table-cell office:value-type="float" office:value="393">
            <text:p>393</text:p>
          </table:table-cell>
          <table:table-cell table:number-columns-repeated="9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table:number-columns-repeated="3" office:value-type="float" office:value="-1">
            <text:p>-1</text:p>
          </table:table-cell>
          <table:table-cell office:value-type="float" office:value="41">
            <text:p>4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table:number-columns-repeated="3" office:value-type="float" office:value="-1">
            <text:p>-1</text:p>
          </table:table-cell>
          <table:table-cell office:value-type="float" office:value="9">
            <text:p>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2307">
            <text:p>-2307</text:p>
          </table:table-cell>
          <table:table-cell office:value-type="float" office:value="0">
            <text:p>0</text:p>
          </table:table-cell>
          <table:table-cell office:value-type="float" office:value="2617">
            <text:p>26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table:number-columns-repeated="3" office:value-type="float" office:value="-1">
            <text:p>-1</text:p>
          </table:table-cell>
          <table:table-cell office:value-type="float" office:value="51">
            <text:p>5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-786">
            <text:p>-786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3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7H35M00S">
            <text:p>17:35:00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35M00S">
            <text:p>17:35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7H35M30S">
            <text:p>17:35:30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35M30S">
            <text:p>17:35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7H36M00S">
            <text:p>17:36:00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35M59.999999S">
            <text:p>17:36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8.9">
            <text:p>98.9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32.7">
            <text:p>32.7</text:p>
          </table:table-cell>
          <table:table-cell office:value-type="float" office:value="2.8">
            <text:p>2.8</text:p>
          </table:table-cell>
          <table:table-cell office:value-type="float" office:value="2.1">
            <text:p>2.1</text:p>
          </table:table-cell>
          <table:table-cell office:value-type="float" office:value="62.3">
            <text:p>62.3</text:p>
          </table:table-cell>
          <table:table-cell office:value-type="float" office:value="35.5">
            <text:p>35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38.6">
            <text:p>38.6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55.8">
            <text:p>55.8</text:p>
          </table:table-cell>
          <table:table-cell office:value-type="float" office:value="41.1">
            <text:p>41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0333333333333">
            <text:p>24.03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1.8">
            <text:p>1.8</text:p>
          </table:table-cell>
          <table:table-cell office:value-type="float" office:value="1.76666666666667">
            <text:p>1.77</text:p>
          </table:table-cell>
          <table:table-cell office:value-type="float" office:value="72.3333333333333">
            <text:p>72.33</text:p>
          </table:table-cell>
          <table:table-cell office:value-type="float" office:value="25.8333333333333">
            <text:p>25.8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8.6">
            <text:p>98.6</text:p>
          </table:table-cell>
          <table:table-cell office:value-type="float" office:value="1.3">
            <text:p>1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36.2">
            <text:p>36.2</text:p>
          </table:table-cell>
          <table:table-cell office:value-type="float" office:value="3.5">
            <text:p>3.5</text:p>
          </table:table-cell>
          <table:table-cell office:value-type="float" office:value="2.8">
            <text:p>2.8</text:p>
          </table:table-cell>
          <table:table-cell office:value-type="float" office:value="57.6">
            <text:p>57.6</text:p>
          </table:table-cell>
          <table:table-cell office:value-type="float" office:value="39.7">
            <text:p>39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39.1">
            <text:p>39.1</text:p>
          </table:table-cell>
          <table:table-cell office:value-type="float" office:value="2.8">
            <text:p>2.8</text:p>
          </table:table-cell>
          <table:table-cell office:value-type="float" office:value="4.8">
            <text:p>4.8</text:p>
          </table:table-cell>
          <table:table-cell office:value-type="float" office:value="53.3">
            <text:p>53.3</text:p>
          </table:table-cell>
          <table:table-cell office:value-type="float" office:value="41.9">
            <text:p>41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4333333333333">
            <text:p>25.43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2">
            <text:p>2.2</text:p>
          </table:table-cell>
          <table:table-cell office:value-type="float" office:value="2.56666666666667">
            <text:p>2.57</text:p>
          </table:table-cell>
          <table:table-cell office:value-type="float" office:value="69.8333333333333">
            <text:p>69.83</text:p>
          </table:table-cell>
          <table:table-cell office:value-type="float" office:value="27.6333333333333">
            <text:p>27.6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">
            <text:p>99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38.6">
            <text:p>38.6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55.6">
            <text:p>55.6</text:p>
          </table:table-cell>
          <table:table-cell office:value-type="float" office:value="41.4">
            <text:p>41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38.3">
            <text:p>38.3</text:p>
          </table:table-cell>
          <table:table-cell office:value-type="float" office:value="3.1">
            <text:p>3.1</text:p>
          </table:table-cell>
          <table:table-cell office:value-type="float" office:value="7.3">
            <text:p>7.3</text:p>
          </table:table-cell>
          <table:table-cell office:value-type="float" office:value="51.3">
            <text:p>51.3</text:p>
          </table:table-cell>
          <table:table-cell office:value-type="float" office:value="41.4">
            <text:p>41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9">
            <text:p>25.9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68.6333333333333">
            <text:p>68.63</text:p>
          </table:table-cell>
          <table:table-cell office:value-type="float" office:value="27.9">
            <text:p>27.9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00S">
            <text:p>17:35:00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98.6">
            <text:p>98.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30S">
            <text:p>17:35:30</text:p>
          </table:table-cell>
          <table:table-cell office:value-type="float" office:value="35.9">
            <text:p>35.9</text:p>
          </table:table-cell>
          <table:table-cell office:value-type="float" office:value="4.6">
            <text:p>4.6</text:p>
          </table:table-cell>
          <table:table-cell office:value-type="float" office:value="19.4">
            <text:p>19.4</text:p>
          </table:table-cell>
          <table:table-cell office:value-type="float" office:value="40">
            <text:p>40</text:p>
          </table:table-cell>
          <table:table-cell office:value-type="float" office:value="40.5">
            <text:p>4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5M59.999999S">
            <text:p>17:36:00</text:p>
          </table:table-cell>
          <table:table-cell office:value-type="float" office:value="39.7">
            <text:p>39.7</text:p>
          </table:table-cell>
          <table:table-cell office:value-type="float" office:value="4.3">
            <text:p>4.3</text:p>
          </table:table-cell>
          <table:table-cell office:value-type="float" office:value="16.5">
            <text:p>16.5</text:p>
          </table:table-cell>
          <table:table-cell office:value-type="float" office:value="39.5">
            <text:p>39.5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4666666666667">
            <text:p>25.47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3.03333333333333">
            <text:p>3.03</text:p>
          </table:table-cell>
          <table:table-cell office:value-type="float" office:value="12.1">
            <text:p>12.1</text:p>
          </table:table-cell>
          <table:table-cell office:value-type="float" office:value="59.3666666666667">
            <text:p>59.37</text:p>
          </table:table-cell>
          <table:table-cell office:value-type="float" office:value="28.5">
            <text:p>28.5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2/2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7:35:00</text:p>
              </table:table-cell>
              <table:table-cell office:value-type="float" office:value="1.8">
                <text:p text:id="CPU_ALL.F2:CPU_ALL.F4">1.8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39.3">
                <text:p>39.3</text:p>
              </table:table-cell>
              <table:table-cell office:value-type="float" office:value="254.6">
                <text:p>254.6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42.1">
                <text:p>42.1</text:p>
              </table:table-cell>
              <table:table-cell office:value-type="float" office:value="296">
                <text:p>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1.407cm" svg:y="0.256cm" chart:style-name="ch2">
          <text:p>Disk %Busy JMeter_Test_60_Threads  12/2/2011</text:p>
        </chart:title>
        <chart:legend chart:legend-position="end" svg:x="33.409cm" svg:y="5.365cm" chart:style-name="ch3"/>
        <chart:plot-area chart:style-name="ch4" table:cell-range-address="DISKBUSY.A1:DISKBUSY.E4" chart:data-source-has-labels="both" svg:x="0.712cm" svg:y="1.281cm" svg:width="31.986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7:35:00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40.3">
                <text:p>40.3</text:p>
              </table:table-cell>
              <table:table-cell office:value-type="float" office:value="40.3">
                <text:p>4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47.1">
                <text:p>47.1</text:p>
              </table:table-cell>
              <table:table-cell office:value-type="float" office:value="47.1">
                <text:p>4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917cm" svg:y="0.256cm" chart:style-name="ch2">
          <text:p>Disk Read KB/s JMeter_Test_60_Threads  12/2/2011</text:p>
        </chart:title>
        <chart:legend chart:legend-position="end" svg:x="33.25cm" svg:y="5.598cm" chart:style-name="ch3"/>
        <chart:plot-area chart:style-name="ch4" table:cell-range-address="DISKREAD.B1:DISKREAD.E1 DISKREAD.B6:DISKREAD.E8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E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917cm" svg:y="0.256cm" chart:style-name="ch2">
          <text:p>Disk Read KB/s JMeter_Test_60_Threads  12/2/2011</text:p>
        </chart:title>
        <chart:legend chart:legend-position="end" svg:x="33.409cm" svg:y="5.365cm" chart:style-name="ch3"/>
        <chart:plot-area chart:style-name="ch4" table:cell-range-address="DISKREAD.A1:DISKREAD.E4" chart:data-source-has-labels="both" svg:x="0.712cm" svg:y="1.281cm" svg:width="31.986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7:35:00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838cm" svg:y="0.256cm" chart:style-name="ch2">
          <text:p>Disk Write KB/s JMeter_Test_60_Threads  12/2/2011</text:p>
        </chart:title>
        <chart:legend chart:legend-position="end" svg:x="33.25cm" svg:y="5.598cm" chart:style-name="ch3"/>
        <chart:plot-area chart:style-name="ch4" table:cell-range-address="DISKWRITE.B1:DISKWRITE.E1 DISKWRITE.B6:DISKWRITE.E8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158.53333333333">
                <text:p text:id="DISKWRITE.B6:DISKWRITE.E6">1158.53333333333</text:p>
              </table:table-cell>
              <table:table-cell office:value-type="float" office:value="1158.53333333333">
                <text:p>1158.5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802.755123336019">
                <text:p text:id="DISKWRITE.B7:DISKWRITE.E7">802.755123336019</text:p>
              </table:table-cell>
              <table:table-cell office:value-type="float" office:value="802.755123336019">
                <text:p>802.755123336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99.711543330648">
                <text:p text:id="DISKWRITE.B8:DISKWRITE.E8">399.711543330648</text:p>
              </table:table-cell>
              <table:table-cell office:value-type="float" office:value="399.711543330648">
                <text:p>399.711543330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838cm" svg:y="0.256cm" chart:style-name="ch2">
          <text:p>Disk Write KB/s JMeter_Test_60_Threads  12/2/2011</text:p>
        </chart:title>
        <chart:legend chart:legend-position="end" svg:x="33.409cm" svg:y="5.365cm" chart:style-name="ch3"/>
        <chart:plot-area chart:style-name="ch4" table:cell-range-address="DISKWRITE.A1:DISKWRITE.E4" chart:data-source-has-labels="both" svg:x="0.712cm" svg:y="1.281cm" svg:width="31.986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7:35:00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1114.6">
                <text:p>1114.6</text:p>
              </table:table-cell>
              <table:table-cell office:value-type="float" office:value="1114.6">
                <text:p>111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2361">
                <text:p>2361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541cm" svg:y="0.256cm" chart:style-name="ch2">
          <text:p>Disk transfers per second JMeter_Test_60_Threads  12/2/2011</text:p>
        </chart:title>
        <chart:legend chart:legend-position="end" svg:x="33.25cm" svg:y="5.598cm" chart:style-name="ch3"/>
        <chart:plot-area chart:style-name="ch4" table:cell-range-address="DISKXFER.B1:DISKXFER.E1 DISKXFER.B6:DISKXFER.E8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1.7666666666667">
                <text:p text:id="DISKXFER.B6:DISKXFER.E6">91.7666666666667</text:p>
              </table:table-cell>
              <table:table-cell office:value-type="float" office:value="91.7666666666667">
                <text:p>91.7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6.661557089236">
                <text:p text:id="DISKXFER.B7:DISKXFER.E7">46.661557089236</text:p>
              </table:table-cell>
              <table:table-cell office:value-type="float" office:value="46.661557089236">
                <text:p>46.661557089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9.57177624409735">
                <text:p text:id="DISKXFER.B8:DISKXFER.E8">9.57177624409735</text:p>
              </table:table-cell>
              <table:table-cell office:value-type="float" office:value="9.57177624409735">
                <text:p>9.57177624409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541cm" svg:y="0.256cm" chart:style-name="ch2">
          <text:p>Disk transfers per second JMeter_Test_60_Threads  12/2/2011</text:p>
        </chart:title>
        <chart:legend chart:legend-position="end" svg:x="33.409cm" svg:y="5.365cm" chart:style-name="ch3"/>
        <chart:plot-area chart:style-name="ch4" table:cell-range-address="DISKXFER.A1:DISKXFER.E4" chart:data-source-has-labels="both" svg:x="0.712cm" svg:y="1.281cm" svg:width="31.986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7:35:00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127.3">
                <text:p>127.3</text:p>
              </table:table-cell>
              <table:table-cell office:value-type="float" office:value="127.3">
                <text:p>12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12/2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2.5333333333333">
                <text:p text:id="JFSFILE.B6:JFSFILE.F6">42.5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161964472309961">
                <text:p text:id="JFSFILE.B7:JFSFILE.F7">0.00161964472309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365047021943568">
                <text:p text:id="JFSFILE.B8:JFSFILE.F8">0.36504702194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1.133cm" svg:y="0.256cm" chart:style-name="ch2">
          <text:p>Memory MB JMeter_Test_60_Threads  12/2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7:35:00</text:p>
              </table:table-cell>
              <table:table-cell office:value-type="float" office:value="298.3">
                <text:p text:id="MEM.F2:MEM.F4">298.3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271.6">
                <text:p>271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7:35:00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625cm" svg:y="0.256cm" chart:style-name="ch2">
          <text:p>CPU Total JMeter_Test_60_Threads  12/2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7:35:00</text:p>
              </table:table-cell>
              <table:table-cell office:value-type="float" office:value="1.3">
                <text:p text:id="CPU_ALL.B2:CPU_ALL.B4">1.3</text:p>
              </table:table-cell>
              <table:table-cell office:value-type="float" office:value="0.5">
                <text:p text:id="CPU_ALL.C2:CPU_ALL.C4">0.5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35.9">
                <text:p>35.9</text:p>
              </table:table-cell>
              <table:table-cell office:value-type="float" office:value="3.4">
                <text:p>3.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38.9">
                <text:p>38.9</text:p>
              </table:table-cell>
              <table:table-cell office:value-type="float" office:value="3.2">
                <text:p>3.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315cm" svg:y="0.256cm" chart:style-name="ch2">
          <text:p>Network I/O JMeter_Test_60_Threads (KB/s) - 12/2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7:35:00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0.6">
                <text:p text:id="NET.H2:NET.H4">0.6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-1146.6">
                <text:p>-1146.6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-604.7">
                <text:p>-604.7</text:p>
              </table:table-cell>
              <table:table-cell office:value-type="float" office:value="33.1">
                <text:p>33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408cm" svg:y="0.256cm" chart:style-name="ch2">
          <text:p>Network I/O JMeter_Test_60_Threads (KB/s)  12/2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27.4666666666667">
                <text:p>27.4666666666667</text:p>
              </table:table-cell>
              <table:table-cell office:value-type="float" office:value="0">
                <text:p>0</text:p>
              </table:table-cell>
              <table:table-cell office:value-type="float" office:value="583.833333333333">
                <text:p>583.83333333333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14.6165857605178">
                <text:p>14.6165857605178</text:p>
              </table:table-cell>
              <table:table-cell office:value-type="float" office:value="0">
                <text:p>0</text:p>
              </table:table-cell>
              <table:table-cell office:value-type="float" office:value="375.546449709773">
                <text:p>375.546449709773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6.61674757281553">
                <text:p>6.61674757281553</text:p>
              </table:table-cell>
              <table:table-cell office:value-type="float" office:value="0">
                <text:p>0</text:p>
              </table:table-cell>
              <table:table-cell office:value-type="float" office:value="187.220216956894">
                <text:p>187.22021695689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60_Threads (KB/s)  12/2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7:35:00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0.6">
                <text:p text:id="NET.C2:NET.C4">0.6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0">
                <text:p>0</text:p>
              </table:table-cell>
              <table:table-cell office:value-type="float" office:value="48.7">
                <text:p>48.7</text:p>
              </table:table-cell>
              <table:table-cell office:value-type="float" office:value="0">
                <text:p>0</text:p>
              </table:table-cell>
              <table:table-cell office:value-type="float" office:value="1146.6">
                <text:p>1146.6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0">
                <text:p>0</text:p>
              </table:table-cell>
              <table:table-cell office:value-type="float" office:value="33.1">
                <text:p>33.1</text:p>
              </table:table-cell>
              <table:table-cell office:value-type="float" office:value="0">
                <text:p>0</text:p>
              </table:table-cell>
              <table:table-cell office:value-type="float" office:value="604.7">
                <text:p>604.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673cm" svg:y="0.256cm" chart:style-name="ch2">
          <text:p>Network Packets JMeter_Test_60_Threads  12/2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248.066666666667">
                <text:p>248.066666666667</text:p>
              </table:table-cell>
              <table:table-cell office:value-type="float" office:value="0">
                <text:p>0</text:p>
              </table:table-cell>
              <table:table-cell office:value-type="float" office:value="447.933333333333">
                <text:p>447.933333333333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42.433548329302">
                <text:p>142.433548329302</text:p>
              </table:table-cell>
              <table:table-cell office:value-type="float" office:value="0">
                <text:p>0</text:p>
              </table:table-cell>
              <table:table-cell office:value-type="float" office:value="283.766785732004">
                <text:p>283.766785732004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77.8997850040312">
                <text:p>77.8997850040312</text:p>
              </table:table-cell>
              <table:table-cell office:value-type="float" office:value="0">
                <text:p>0</text:p>
              </table:table-cell>
              <table:table-cell office:value-type="float" office:value="141.699880934663">
                <text:p>141.69988093466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673cm" svg:y="0.256cm" chart:style-name="ch2">
          <text:p>Network Packets JMeter_Test_60_Threads  12/2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7:35:00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9.1">
                <text:p text:id="NETPACKET.C2:NETPACKET.C4">9.1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0">
                <text:p>0</text:p>
              </table:table-cell>
              <table:table-cell office:value-type="float" office:value="468.4">
                <text:p>468.4</text:p>
              </table:table-cell>
              <table:table-cell office:value-type="float" office:value="0">
                <text:p>0</text:p>
              </table:table-cell>
              <table:table-cell office:value-type="float" office:value="873.4">
                <text:p>873.4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0">
                <text:p>0</text:p>
              </table:table-cell>
              <table:table-cell office:value-type="float" office:value="266.7">
                <text:p>266.7</text:p>
              </table:table-cell>
              <table:table-cell office:value-type="float" office:value="0">
                <text:p>0</text:p>
              </table:table-cell>
              <table:table-cell office:value-type="float" office:value="469.5">
                <text:p>469.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60_Threads  12/2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7:35:00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60_Threads  12/2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7:35:00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1999.3">
                <text:p>1999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2011.1">
                <text:p>2011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60_Threads  12/2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7:35:00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22.8">
                <text:p>22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15.2">
                <text:p>15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12/2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7:35:00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12/2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7:35:00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7:35:00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1 JMeter_Test_60_Threads  12/2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7:35:00</text:p>
              </table:table-cell>
              <table:table-cell office:value-type="float" office:value="0.8">
                <text:p text:id="CPU01.B2:CPU01.B4">0.8</text:p>
              </table:table-cell>
              <table:table-cell office:value-type="float" office:value="0.1">
                <text:p text:id="CPU01.C2:CPU01.C4">0.1</text:p>
              </table:table-cell>
              <table:table-cell office:value-type="float" office:value="0.1">
                <text:p text:id="CPU01.D2:CPU01.D4">0.1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32.7">
                <text:p>32.7</text:p>
              </table:table-cell>
              <table:table-cell office:value-type="float" office:value="2.8">
                <text:p>2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38.6">
                <text:p>38.6</text:p>
              </table:table-cell>
              <table:table-cell office:value-type="float" office:value="2.5">
                <text:p>2.5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2 JMeter_Test_60_Threads  12/2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7:35:00</text:p>
              </table:table-cell>
              <table:table-cell office:value-type="float" office:value="1">
                <text:p text:id="CPU02.B2:CPU02.B4">1</text:p>
              </table:table-cell>
              <table:table-cell office:value-type="float" office:value="0.3">
                <text:p text:id="CPU02.C2:CPU02.C4">0.3</text:p>
              </table:table-cell>
              <table:table-cell office:value-type="float" office:value="0.1">
                <text:p text:id="CPU02.D2:CPU02.D4">0.1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36.2">
                <text:p>36.2</text:p>
              </table:table-cell>
              <table:table-cell office:value-type="float" office:value="3.5">
                <text:p>3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39.1">
                <text:p>39.1</text:p>
              </table:table-cell>
              <table:table-cell office:value-type="float" office:value="2.8">
                <text:p>2.8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3 JMeter_Test_60_Threads  12/2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7:35:00</text:p>
              </table:table-cell>
              <table:table-cell office:value-type="float" office:value="0.8">
                <text:p text:id="CPU03.B2:CPU03.B4">0.8</text:p>
              </table:table-cell>
              <table:table-cell office:value-type="float" office:value="0.1">
                <text:p text:id="CPU03.C2:CPU03.C4">0.1</text:p>
              </table:table-cell>
              <table:table-cell office:value-type="float" office:value="0.1">
                <text:p text:id="CPU03.D2:CPU03.D4">0.1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38.6">
                <text:p>38.6</text:p>
              </table:table-cell>
              <table:table-cell office:value-type="float" office:value="2.8">
                <text:p>2.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38.3">
                <text:p>38.3</text:p>
              </table:table-cell>
              <table:table-cell office:value-type="float" office:value="3.1">
                <text:p>3.1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4 JMeter_Test_60_Threads  12/2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7:35:00</text:p>
              </table:table-cell>
              <table:table-cell office:value-type="float" office:value="0.8">
                <text:p text:id="CPU04.B2:CPU04.B4">0.8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4">
                <text:p text:id="CPU04.D2:CPU04.D4">0.4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35.9">
                <text:p>35.9</text:p>
              </table:table-cell>
              <table:table-cell office:value-type="float" office:value="4.6">
                <text:p>4.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39.7">
                <text:p>39.7</text:p>
              </table:table-cell>
              <table:table-cell office:value-type="float" office:value="4.3">
                <text:p>4.3</text:p>
              </table:table-cell>
              <table:table-cell office:value-type="float" office:value="16.5">
                <text:p>16.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2/2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4.0333333333333">
                <text:p text:id="CPU_SUMM.B2:CPU_SUMM.B5">24.0333333333333</text:p>
              </table:table-cell>
              <table:table-cell office:value-type="float" office:value="1.8">
                <text:p text:id="CPU_SUMM.C2:CPU_SUMM.C5">1.8</text:p>
              </table:table-cell>
              <table:table-cell office:value-type="float" office:value="1.76666666666667">
                <text:p text:id="CPU_SUMM.D2:CPU_SUMM.D5">1.7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5.4333333333333">
                <text:p>25.4333333333333</text:p>
              </table:table-cell>
              <table:table-cell office:value-type="float" office:value="2.2">
                <text:p>2.2</text:p>
              </table:table-cell>
              <table:table-cell office:value-type="float" office:value="2.56666666666667">
                <text:p>2.5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5.9">
                <text:p>25.9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5.4666666666667">
                <text:p>25.4666666666667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12.1">
                <text:p>12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849cm" svg:y="0.256cm" chart:style-name="ch2">
          <text:p>Disk total KB/s JMeter_Test_60_Threads - 12/2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7:35:00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0">
                <text:p>0</text:p>
              </table:table-cell>
              <table:table-cell office:value-type="float" office:value="2229.2">
                <text:p>2229.2</text:p>
              </table:table-cell>
              <table:table-cell office:value-type="float" office:value="254.6">
                <text:p>254.6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0">
                <text:p>0</text:p>
              </table:table-cell>
              <table:table-cell office:value-type="float" office:value="4722">
                <text:p>4722</text:p>
              </table:table-cell>
              <table:table-cell office:value-type="float" office:value="296">
                <text:p>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942cm" svg:y="0.256cm" chart:style-name="ch2">
          <text:p>Disk total KB/s JMeter_Test_60_Threads  12/2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2317.06666666667">
                <text:p>2317.06666666667</text:p>
              </table:table-cell>
              <table:table-cell office:value-type="float" office:value="183.533333333333">
                <text:p>183.533333333333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605.51024667204">
                <text:p>1605.51024667204</text:p>
              </table:table-cell>
              <table:table-cell office:value-type="float" office:value="93.323114178472">
                <text:p>93.323114178472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799.423086661296">
                <text:p>799.423086661296</text:p>
              </table:table-cell>
              <table:table-cell office:value-type="float" office:value="19.1435524881947">
                <text:p>19.1435524881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832cm" svg:y="0.256cm" chart:style-name="ch2">
          <text:p>Disk Block Size JMeter_Test_60_Threads (Kbytes)  12/2/2011</text:p>
        </chart:title>
        <chart:legend chart:legend-position="end" svg:x="33.25cm" svg:y="5.598cm" chart:style-name="ch3"/>
        <chart:plot-area chart:style-name="ch4" table:cell-range-address="DISKBSIZE.B1:DISKBSIZE.E1 DISKBSIZE.B6:DISKBSIZE.E8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8.26666666666667">
                <text:p text:id="DISKBSIZE.B6:DISKBSIZE.E6">8.26666666666667</text:p>
              </table:table-cell>
              <table:table-cell office:value-type="float" office:value="8.26666666666667">
                <text:p>8.2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5.17849462365591">
                <text:p text:id="DISKBSIZE.B7:DISKBSIZE.E7">5.17849462365591</text:p>
              </table:table-cell>
              <table:table-cell office:value-type="float" office:value="5.17849462365591">
                <text:p>5.17849462365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.55483870967742">
                <text:p text:id="DISKBSIZE.B8:DISKBSIZE.E8">2.55483870967742</text:p>
              </table:table-cell>
              <table:table-cell office:value-type="float" office:value="2.55483870967742">
                <text:p>2.55483870967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832cm" svg:y="0.256cm" chart:style-name="ch2">
          <text:p>Disk Block Size JMeter_Test_60_Threads (Kbytes)  12/2/2011</text:p>
        </chart:title>
        <chart:legend chart:legend-position="end" svg:x="33.409cm" svg:y="5.365cm" chart:style-name="ch3"/>
        <chart:plot-area chart:style-name="ch4" table:cell-range-address="DISKBSIZE.A1:DISKBSIZE.E4" chart:data-source-has-labels="both" svg:x="0.712cm" svg:y="1.281cm" svg:width="31.986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7:35:00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407cm" svg:y="0.256cm" chart:style-name="ch2">
          <text:p>Disk %Busy JMeter_Test_60_Threads  12/2/2011</text:p>
        </chart:title>
        <chart:legend chart:legend-position="end" svg:x="33.25cm" svg:y="5.598cm" chart:style-name="ch3"/>
        <chart:plot-area chart:style-name="ch4" table:cell-range-address="DISKBUSY.B1:DISKBUSY.E1 DISKBUSY.B6:DISKBUSY.E8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9.1333333333333">
                <text:p text:id="DISKBUSY.B6:DISKBUSY.E6">29.1333333333333</text:p>
              </table:table-cell>
              <table:table-cell office:value-type="float" office:value="29.1333333333333">
                <text:p>29.1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4.8311975591152">
                <text:p text:id="DISKBUSY.B7:DISKBUSY.E7">14.8311975591152</text:p>
              </table:table-cell>
              <table:table-cell office:value-type="float" office:value="14.8311975591152">
                <text:p>14.831197559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.13546910755149">
                <text:p text:id="DISKBUSY.B8:DISKBUSY.E8">3.13546910755149</text:p>
              </table:table-cell>
              <table:table-cell office:value-type="float" office:value="3.13546910755149">
                <text:p>3.13546910755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